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601f" style:font-weight-asian="bold" style:font-weight-complex="bold"/>
    </style:style>
    <style:style style:name="P2" style:family="paragraph" style:parent-style-name="Standard">
      <style:text-properties fo:font-weight="bold" officeooo:rsid="000a8242" officeooo:paragraph-rsid="000a8242" style:font-weight-asian="bold" style:font-weight-complex="bold"/>
    </style:style>
    <style:style style:name="P3" style:family="paragraph" style:parent-style-name="Standard">
      <style:text-properties fo:font-weight="normal" officeooo:rsid="0000601f" officeooo:paragraph-rsid="0000601f" style:font-weight-asian="normal" style:font-weight-complex="normal"/>
    </style:style>
    <style:style style:name="P4" style:family="paragraph" style:parent-style-name="Standard">
      <style:text-properties fo:font-weight="normal" officeooo:rsid="0001801c" officeooo:paragraph-rsid="0001801c" style:font-weight-asian="normal" style:font-weight-complex="normal"/>
    </style:style>
    <style:style style:name="P5" style:family="paragraph" style:parent-style-name="Standard">
      <style:text-properties fo:font-weight="normal" officeooo:rsid="0001801c" officeooo:paragraph-rsid="00047467" style:font-weight-asian="normal" style:font-weight-complex="normal"/>
    </style:style>
    <style:style style:name="P6" style:family="paragraph" style:parent-style-name="Standard">
      <style:text-properties fo:font-weight="normal" officeooo:rsid="000242fc" officeooo:paragraph-rsid="000242fc" style:font-weight-asian="normal" style:font-weight-complex="normal"/>
    </style:style>
    <style:style style:name="P7" style:family="paragraph" style:parent-style-name="Standard">
      <style:text-properties fo:font-weight="normal" officeooo:rsid="000242fc" officeooo:paragraph-rsid="00071689" style:font-weight-asian="normal" style:font-weight-complex="normal"/>
    </style:style>
    <style:style style:name="P8" style:family="paragraph" style:parent-style-name="Standard">
      <style:text-properties fo:font-weight="normal" officeooo:rsid="000242fc" officeooo:paragraph-rsid="00099ebc" style:font-weight-asian="normal" style:font-weight-complex="normal"/>
    </style:style>
    <style:style style:name="P9" style:family="paragraph" style:parent-style-name="Standard">
      <style:text-properties fo:font-weight="normal" officeooo:rsid="000242fc" officeooo:paragraph-rsid="00047467" style:font-weight-asian="normal" style:font-weight-complex="normal"/>
    </style:style>
    <style:style style:name="P10" style:family="paragraph" style:parent-style-name="Standard">
      <style:text-properties fo:font-weight="normal" officeooo:rsid="00043251" officeooo:paragraph-rsid="00043251" style:font-weight-asian="normal" style:font-weight-complex="normal"/>
    </style:style>
    <style:style style:name="P11" style:family="paragraph" style:parent-style-name="Standard">
      <style:text-properties fo:font-weight="normal" officeooo:rsid="00043251" officeooo:paragraph-rsid="00047467" style:font-weight-asian="normal" style:font-weight-complex="normal"/>
    </style:style>
    <style:style style:name="P12" style:family="paragraph" style:parent-style-name="Standard">
      <style:text-properties fo:font-weight="normal" officeooo:rsid="00047467" officeooo:paragraph-rsid="00047467" style:font-weight-asian="normal" style:font-weight-complex="normal"/>
    </style:style>
    <style:style style:name="P13" style:family="paragraph" style:parent-style-name="Standard">
      <style:text-properties fo:font-weight="normal" officeooo:rsid="000487cd" officeooo:paragraph-rsid="000487cd" style:font-weight-asian="normal" style:font-weight-complex="normal"/>
    </style:style>
    <style:style style:name="P14" style:family="paragraph" style:parent-style-name="Standard">
      <style:text-properties fo:font-weight="normal" officeooo:paragraph-rsid="000487cd" style:font-weight-asian="normal" style:font-weight-complex="normal"/>
    </style:style>
    <style:style style:name="P15" style:family="paragraph" style:parent-style-name="Standard">
      <style:text-properties fo:font-weight="normal" officeooo:rsid="00063586" officeooo:paragraph-rsid="00063586" style:font-weight-asian="normal" style:font-weight-complex="normal"/>
    </style:style>
    <style:style style:name="P16" style:family="paragraph" style:parent-style-name="Standard">
      <style:text-properties fo:font-weight="normal" officeooo:rsid="00099ebc" officeooo:paragraph-rsid="00099ebc" style:font-weight-asian="normal" style:font-weight-complex="normal"/>
    </style:style>
    <style:style style:name="P17" style:family="paragraph" style:parent-style-name="Standard">
      <style:text-properties fo:font-weight="normal" officeooo:rsid="0009f54b" officeooo:paragraph-rsid="0009f54b" style:font-weight-asian="normal" style:font-weight-complex="normal"/>
    </style:style>
    <style:style style:name="P18" style:family="paragraph" style:parent-style-name="Standard">
      <style:text-properties fo:font-weight="normal" officeooo:rsid="000a8242" officeooo:paragraph-rsid="000a8242" style:font-weight-asian="normal" style:font-weight-complex="normal"/>
    </style:style>
    <style:style style:name="P19" style:family="paragraph" style:parent-style-name="Standard">
      <style:text-properties fo:font-weight="normal" officeooo:rsid="000a9f7a" officeooo:paragraph-rsid="000a9f7a" style:font-weight-asian="normal" style:font-weight-complex="normal"/>
    </style:style>
    <style:style style:name="P20" style:family="paragraph" style:parent-style-name="Standard">
      <style:text-properties fo:font-weight="normal" officeooo:rsid="000c056b" officeooo:paragraph-rsid="000c056b" style:font-weight-asian="normal" style:font-weight-complex="normal"/>
    </style:style>
    <style:style style:name="P21" style:family="paragraph" style:parent-style-name="Standard">
      <style:text-properties fo:font-weight="normal" officeooo:rsid="000d9c4f" officeooo:paragraph-rsid="000d9c4f" style:font-weight-asian="normal" style:font-weight-complex="normal"/>
    </style:style>
    <style:style style:name="P22" style:family="paragraph" style:parent-style-name="Standard">
      <style:text-properties fo:font-weight="normal" officeooo:rsid="000da762" officeooo:paragraph-rsid="000da762" style:font-weight-asian="normal" style:font-weight-complex="normal"/>
    </style:style>
    <style:style style:name="P23" style:family="paragraph" style:parent-style-name="Standard">
      <style:text-properties fo:font-weight="normal" officeooo:rsid="0009ab5d" officeooo:paragraph-rsid="0009ab5d" style:font-weight-asian="normal" style:font-weight-complex="normal"/>
    </style:style>
    <style:style style:name="P24" style:family="paragraph" style:parent-style-name="Standard">
      <style:text-properties officeooo:paragraph-rsid="0000601f"/>
    </style:style>
    <style:style style:name="P25" style:family="paragraph" style:parent-style-name="Standard">
      <style:text-properties officeooo:paragraph-rsid="00047467"/>
    </style:style>
    <style:style style:name="P26" style:family="paragraph" style:parent-style-name="Standard">
      <style:text-properties officeooo:paragraph-rsid="000487cd"/>
    </style:style>
    <style:style style:name="P27" style:family="paragraph" style:parent-style-name="Standard">
      <style:text-properties officeooo:paragraph-rsid="000242fc"/>
    </style:style>
    <style:style style:name="P28" style:family="paragraph" style:parent-style-name="Standard">
      <style:text-properties officeooo:rsid="0009f54b" officeooo:paragraph-rsid="0009f54b"/>
    </style:style>
    <style:style style:name="P29" style:family="paragraph" style:parent-style-name="Standard">
      <style:text-properties officeooo:rsid="000da762" officeooo:paragraph-rsid="000da762"/>
    </style:style>
    <style:style style:name="P30" style:family="paragraph" style:parent-style-name="Standard">
      <style:text-properties officeooo:rsid="000e395d" officeooo:paragraph-rsid="000e395d"/>
    </style:style>
    <style:style style:name="P31" style:family="paragraph" style:parent-style-name="Standard">
      <style:text-properties fo:font-weight="normal" officeooo:rsid="0009f54b" officeooo:paragraph-rsid="0009f54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601f" style:font-weight-asian="normal" style:font-weight-complex="normal"/>
    </style:style>
    <style:style style:name="T3" style:family="text">
      <style:text-properties fo:font-weight="normal" officeooo:rsid="0001801c" style:font-weight-asian="normal" style:font-weight-complex="normal"/>
    </style:style>
    <style:style style:name="T4" style:family="text">
      <style:text-properties fo:font-weight="normal" officeooo:rsid="000487cd" style:font-weight-asian="normal" style:font-weight-complex="normal"/>
    </style:style>
    <style:style style:name="T5" style:family="text">
      <style:text-properties fo:font-weight="normal" officeooo:rsid="000242fc" style:font-weight-asian="normal" style:font-weight-complex="normal"/>
    </style:style>
    <style:style style:name="T6" style:family="text">
      <style:text-properties fo:font-weight="normal" officeooo:rsid="00071689" style:font-weight-asian="normal" style:font-weight-complex="normal"/>
    </style:style>
    <style:style style:name="T7" style:family="text">
      <style:text-properties fo:font-weight="normal" officeooo:rsid="00047467" style:font-weight-asian="normal" style:font-weight-complex="normal"/>
    </style:style>
    <style:style style:name="T8" style:family="text">
      <style:text-properties fo:font-weight="normal" officeooo:rsid="00086606" style:font-weight-asian="normal" style:font-weight-complex="normal"/>
    </style:style>
    <style:style style:name="T9" style:family="text">
      <style:text-properties fo:font-weight="normal" officeooo:rsid="0009f54b" style:font-weight-asian="normal" style:font-weight-complex="normal"/>
    </style:style>
    <style:style style:name="T10" style:family="text">
      <style:text-properties fo:font-weight="normal" officeooo:rsid="000da762" style:font-weight-asian="normal" style:font-weight-complex="normal"/>
    </style:style>
    <style:style style:name="T11" style:family="text">
      <style:text-properties fo:font-weight="normal" officeooo:rsid="000e395d" style:font-weight-asian="normal" style:font-weight-complex="normal"/>
    </style:style>
    <style:style style:name="T12" style:family="text">
      <style:text-properties fo:font-weight="normal" officeooo:rsid="001108d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1801c" style:font-weight-asian="bold" style:font-weight-complex="bold"/>
    </style:style>
    <style:style style:name="T15" style:family="text">
      <style:text-properties fo:font-weight="bold" officeooo:rsid="000487cd" style:font-weight-asian="bold" style:font-weight-complex="bold"/>
    </style:style>
    <style:style style:name="T16" style:family="text">
      <style:text-properties fo:font-weight="bold" officeooo:rsid="0009f54b" style:font-weight-asian="bold" style:font-weight-complex="bold"/>
    </style:style>
    <style:style style:name="T17" style:family="text">
      <style:text-properties officeooo:rsid="000242fc"/>
    </style:style>
    <style:style style:name="T18" style:family="text">
      <style:text-properties officeooo:rsid="00047467"/>
    </style:style>
    <style:style style:name="T19" style:family="text">
      <style:text-properties officeooo:rsid="000487cd"/>
    </style:style>
    <style:style style:name="T20" style:family="text">
      <style:text-properties officeooo:rsid="00052b38"/>
    </style:style>
    <style:style style:name="T21" style:family="text">
      <style:text-properties officeooo:rsid="00063586"/>
    </style:style>
    <style:style style:name="T22" style:family="text">
      <style:text-properties style:use-window-font-color="true" loext:opacity="0%"/>
    </style:style>
    <style:style style:name="T23" style:family="text">
      <style:text-properties officeooo:rsid="00086606"/>
    </style:style>
    <style:style style:name="T24" style:family="text">
      <style:text-properties officeooo:rsid="00099ebc"/>
    </style:style>
    <style:style style:name="T25" style:family="text">
      <style:text-properties officeooo:rsid="0009ab5d"/>
    </style:style>
    <style:style style:name="T26" style:family="text">
      <style:text-properties officeooo:rsid="0009f54b"/>
    </style:style>
    <style:style style:name="T27" style:family="text">
      <style:text-properties officeooo:rsid="000a9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REATE DATABASE db_name;</text:p>
      <text:p text:style-name="P6">USE db_name;</text:p>
      <text:p text:style-name="P6"/>
      <text:p text:style-name="P6">CREATE TABLE <text:span text:style-name="T25">[IF NOT EXISTS] </text:span>table_name (</text:p>
      <text:p text:style-name="P6"><text:tab/>column_name data_type constrains, - NOT <text:span text:style-name="T22">NULL</text:span> | <text:span text:style-name="T23">DEFAULT value | UNIQUE | PRIMARY KEY</text:span></text:p>
      <text:p text:style-name="P6"><text:tab/>…</text:p>
      <text:p text:style-name="P6"><text:tab/>PRIMARY KEY (col., col, … ),</text:p>
      <text:p text:style-name="P8"><text:tab/><text:span text:style-name="T24">CONSTRAIN constr_name FOREIGN KEY (this_column) REFERENCES other_table(column)</text:span></text:p>
      <text:p text:style-name="P6"><text:tab/>);</text:p>
      <text:p text:style-name="P21">Temporary tables are dropped after the end of session.</text:p>
      <text:p text:style-name="P21">CREATE <text:span text:style-name="T13">TEMPORARY</text:span> TABLE .. </text:p>
      <text:p text:style-name="P8"/>
      <text:p text:style-name="P11">INSERT INTO table_name <text:span text:style-name="T18">[(list of columns)] {VALUES(list of values) | sub-query}</text:span></text:p>
      <text:p text:style-name="P12">UPDATE table_name SET column_name=some_value, … WHERE … </text:p>
      <text:p text:style-name="P12">DELETE FROM table_name WHERE … </text:p>
      <text:p text:style-name="P16">ALTER TABLE table ADD [CONSTRAIN constrain] FOREIGHT KEY … </text:p>
      <text:p text:style-name="P17">UNIQUE(list of columns)</text:p>
      <text:p text:style-name="P10"/>
      <text:p text:style-name="P13">To limit result number:</text:p>
      <text:p text:style-name="P13">SELECT <text:span text:style-name="T13">TOP </text:span>number_of_rows {column_names | *} FROM …</text:p>
      <text:p text:style-name="P26"><text:span text:style-name="T4">select_query </text:span><text:span text:style-name="T15">LIMIT </text:span><text:span text:style-name="T4">number_of_rows</text:span><text:span text:style-name="T15"> OFFSET </text:span><text:span text:style-name="T4">number_of_rows</text:span></text:p>
      <text:p text:style-name="P14"/>
      <text:p text:style-name="P15"><text:span text:style-name="T19">G</text:span>roup results to apply aggregate functions:</text:p>
      <text:p text:style-name="P15">SELECT <text:span text:style-name="T13">aggregate_func</text:span>(column_name) FROM … WHERE … <text:span text:style-name="T13">GROUP BY</text:span> column_name;</text:p>
      <text:p text:style-name="P15">GROUP BY goes before ORDER BY</text:p>
      <text:p text:style-name="P18">to filter grouped result use HAVING: … GROUP BY … HAVING </text:p>
      <text:p text:style-name="P14"/>
      <text:p text:style-name="P13">Order result<text:span text:style-name="T21">s</text:span></text:p>
      <text:p text:style-name="P13">select_query <text:span text:style-name="T13">ORDER BY</text:span> column_name ASC | DESC, column_name ASC | DESC, …</text:p>
      <text:p text:style-name="P13"/>
      <text:p text:style-name="P12">SELECT <text:span text:style-name="T20">DISTINCT </text:span>{column names | *} FROM </text:p>
      <text:p text:style-name="P12"/>
      <text:p text:style-name="P25"><text:span text:style-name="T7">ALTER TABLE t</text:span><text:span text:style-name="T8">able_name </text:span><text:span text:style-name="T7">ADD FOREIGN KEY (c</text:span><text:span text:style-name="T8">olumn</text:span><text:span text:style-name="T7">) REFERENCES o</text:span><text:span text:style-name="T8">ther</text:span><text:span text:style-name="T7"> (ID);</text:span></text:p>
      <text:p text:style-name="P12"/>
      <text:p text:style-name="P30"><text:span text:style-name="T7">A</text:span><text:span text:style-name="T1">LTER TABLE table_name RENAME TO table</text:span></text:p>
      <text:p text:style-name="P28"><text:span text:style-name="T7">A</text:span><text:span text:style-name="T1">LTER TABLE table_name ADD </text:span><text:span text:style-name="T10">COLUMN </text:span><text:span text:style-name="T1">column data_type constrains</text:span></text:p>
      <text:p text:style-name="P22">ALTER TABLE table_name DROP COLUMN column;</text:p>
      <text:p text:style-name="P22">ALTER TABLE table_name RENAME COLUMN column TO column</text:p>
      <text:p text:style-name="P29"><text:span text:style-name="T1">ALTER TABLE tablename ALTER COLUMN column SET | DROP </text:span><text:span text:style-name="T11">column constain</text:span></text:p>
      <text:p text:style-name="P6"/>
      <text:p text:style-name="P6">DROP DATABASE db_name;</text:p>
      <text:p text:style-name="P6">DROP TABLE table_name <text:span text:style-name="T27">[IF EXISTS]</text:span>;</text:p>
      <text:p text:style-name="P27"><text:span text:style-name="T5">TRU</text:span><text:span text:style-name="T9">NCATE</text:span><text:span text:style-name="T5"> TABLE table_name; - delete content, but leaves table</text:span></text:p>
      <text:p text:style-name="P6"/>
      <text:p text:style-name="P17">CREATE INDEX index_name ON table_name(list of columns)</text:p>
      <text:p text:style-name="P17">CREATE UNIQUE INDEX … - checks, that indexed data is unique</text:p>
      <text:p text:style-name="P17">DROP index_name</text:p>
      <text:p text:style-name="P17"><text:soft-page-break/></text:p>
      <text:p text:style-name="P17">CREATE VIEW view_name AS select_statement;</text:p>
      <text:p text:style-name="P17">DROP VIEW view_name</text:p>
      <text:p text:style-name="P6"/>
      <text:p text:style-name="P6"/>
      <text:p text:style-name="P2">Transactions</text:p>
      <text:p text:style-name="P20">BEGIN TRANSACTION;</text:p>
      <text:p text:style-name="P18">SAVEPOINT savepoint_name; - create savepoint</text:p>
      <text:p text:style-name="P18">ROLLBACK [TO savepoint_name]; - rollback to savepoint</text:p>
      <text:p text:style-name="P19">COMMIT; - commit transaction</text:p>
      <text:p text:style-name="P19"/>
      <text:p text:style-name="P18"/>
      <text:p text:style-name="P1">Operators</text:p>
      <text:p text:style-name="P12">AND has higher precedence than OR</text:p>
      <text:p text:style-name="P24"><text:span text:style-name="T2">ALL – all in set: c</text:span><text:span text:style-name="T12">olumn_name</text:span><text:span text:style-name="T2"> = ALL(</text:span><text:span text:style-name="T3">sub-query or </text:span><text:span text:style-name="T2">a, b, c)</text:span></text:p>
      <text:p text:style-name="P24"><text:span text:style-name="T2">ANY - <text:s/></text:span><text:span text:style-name="T3">any in set: c</text:span><text:span text:style-name="T12">olumn_name</text:span><text:span text:style-name="T3">=ANY(subquery or array)</text:span></text:p>
      <text:p text:style-name="P24"><text:span text:style-name="T2">IN – </text:span><text:span text:style-name="T3">allmost same as “=ANY” : 10 IN (subquery or </text:span><text:span text:style-name="T14">list of values</text:span><text:span text:style-name="T3">)</text:span></text:p>
      <text:p text:style-name="P3">IS NULL, <text:span text:style-name="T26">IS NOT NULL – in WHERE clause, </text:span><text:span text:style-name="T16">because</text:span><text:span text:style-name="T26"> NULL = NULL returns false</text:span></text:p>
      <text:p text:style-name="P4">EXISTS – <text:span text:style-name="T17">return true if exists any record in subquery: WHERE EXISTS(sub-query)</text:span></text:p>
      <text:p text:style-name="P5">LIKE – <text:span text:style-name="T17">compare with wildcards % and _. May compare not only Strings but also Numbers:</text:span></text:p>
      <text:p text:style-name="P9">column LIKE pattern </text:p>
      <text:p text:style-name="P3">NOT : NOT IN, NOT BETWEEN</text:p>
      <text:p text:style-name="P3"/>
      <text:p text:style-name="P6">AS – create alias for column or expression: SELECT COUNT(*) AS C FROM</text:p>
      <text:p text:style-name="P6"/>
      <text:p text:style-name="P23">UNION – unite two selects, removing duplicates</text:p>
      <text:p text:style-name="P23">UNION ALL – usite two selects, NOT removing duplicates</text:p>
      <text:p text:style-name="P23"/>
      <text:p text:style-name="P17">INTERSECT – unite two selects, but returns rows from 1-st select, which are present in 2-nd select</text:p>
      <text:p text:style-name="P17"/>
      <text:p text:style-name="P17"/>
      <text:p text:style-name="P17">EXCEPT – unite two selects, but return rows from 1-st select, which are not present in 2-nd select</text:p>
      <text:p text:style-name="P6"/>
      <text:p text:style-name="P27"><text:span text:style-name="T5">(CASE c</text:span><text:span text:style-name="T6">olumn_name</text:span></text:p>
      <text:p text:style-name="P27"><text:span text:style-name="T5"><text:s text:c="3"/>WHEN v</text:span><text:span text:style-name="T6">alue_to_compare</text:span><text:span text:style-name="T5"> THEN </text:span><text:span text:style-name="T6">return_value</text:span></text:p>
      <text:p text:style-name="P7">… </text:p>
      <text:p text:style-name="P7"><text:s text:c="3"/>ELSE 100 END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5.2$Windows_X86_64 LibreOffice_project/499f9727c189e6ef3471021d6132d4c694f357e5</meta:generator>
    <dc:date>2022-07-18T19:58:16.312000000</dc:date>
    <meta:editing-duration>PT19H59M52S</meta:editing-duration>
    <meta:editing-cycles>14</meta:editing-cycles>
    <meta:document-statistic meta:table-count="0" meta:image-count="0" meta:object-count="0" meta:page-count="2" meta:paragraph-count="63" meta:word-count="429" meta:character-count="2787" meta:non-whitespace-character-count="2391"/>
  </office:meta>
</office:document-meta>
</file>